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ahoma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name-complex="Tahoma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1">
            <text:p>0704 <text:s/>102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4">
            <text:p>0704 <text:s/>10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5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1.99">
            <text:p>0704 <text:s/>10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">
            <text:p>0704 <text:s/>10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4T10:28:22.02">
            <text:p>0704 <text:s/>102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04T10:28:22.02">
            <text:p>2021/7/4 10:2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4T10:28:22.02">
            <text:p>0704 <text:s/>1028</text:p>
          </table:table-cell>
          <table:table-cell table:style-name="ce7" table:formula="of:=NOW()" office:value-type="date" office:date-value="2021-07-04T10:28:22.02">
            <text:p>0704 <text:s/>102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04T10:28:22.02">
            <text:p>0704 <text:s/>10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3" office:value-type="string" table:number-columns-spanned="2" table:number-rows-spanned="1">
            <text:p>yawm'al'dhamaI / a'raabiAI / h^uzayi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2" office:value-type="string" table:number-columns-spanned="2" table:number-rows-spanned="1">
            <text:p>chaharoom / juw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09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2" office:value-type="string">
            <text:p>al'xaamis / h^aziyra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2" office:value-type="string">
            <text:p>dhuw'an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2"/>
          <table:table-cell table:style-name="ce22" office:value-type="string">
            <text:p>yesterday, it was the seve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1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2" office:value-type="string">
            <text:p>ishraba / al'qah'wata</text:p>
          </table:table-cell>
          <table:table-cell table:style-name="ce22" office:value-type="string">
            <text:p>i drink coffe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2" office:value-type="string">
            <text:p>kah'we / mei-nuw'sha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2" office:value-type="string" table:number-columns-spanned="2" table:number-rows-spanned="1">
            <text:p>사랑에서 떠나서는 안된다.</text:p>
          </table:table-cell>
          <table:covered-table-cell table:style-name="ce22"/>
          <table:table-cell table:style-name="ce24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2" office:value-type="string" table:number-columns-spanned="2" table:number-rows-spanned="1">
            <text:p>사랑의 대신이 될 수 있는 건, 이 우주에서는 없다.</text:p>
          </table:table-cell>
          <table:covered-table-cell table:style-name="ce22"/>
          <table:table-cell table:style-name="ce24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2"/>
          <table:table-cell table:style-name="ce22" office:value-type="string">
            <text:p>it was wednesday, the nin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2" office:value-type="string">
            <text:p>akala'l'ruzi / anahum / ya'akuluwna'l'uruza. / kadzaalika</text:p>
          </table:table-cell>
          <table:table-cell table:style-name="ce22" office:value-type="string">
            <text:p>I eat rice. they eat rice, as well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2" office:value-type="string">
            <text:p>ghadzoo[food / xuwr[eat</text:p>
          </table:table-cell>
          <table:table-cell table:style-name="ce22" office:value-type="string">
            <text:p>cats eat foo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 office:value-type="string">
            <text:p>it is not good. it is bad. please don't do it. please stop it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3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2" office:value-type="string" table:number-columns-spanned="2" table:number-rows-spanned="1">
            <text:p>it was thursday, the ten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2"/>
          <table:table-cell table:style-name="ce22" office:value-type="string">
            <text:p>it was thursday, the tenth of june.</text:p>
          </table:table-cell>
          <table:table-cell table:style-name="ce24"/>
          <table: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2" office:value-type="string">
            <text:p>astax'dimu / a'daraadhata / kul / yaomen</text:p>
          </table:table-cell>
          <table:table-cell table:style-name="ce22" office:value-type="string">
            <text:p>I use bicycl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2" office:value-type="string">
            <text:p>har / fluwt / dhapaniy / miy'zanam</text:p>
          </table:table-cell>
          <table:table-cell table:style-name="ce22" office:value-type="string">
            <text:p>I play japanese flute,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2" office:value-type="string">
            <text:p>昔、犬を飼っていました。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4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2" office:value-type="string" table:number-columns-spanned="2" table:number-rows-spanned="1">
            <text:p>h^aziyraa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2" office:value-type="string">
            <text:p>alkol / miy'nuwsham</text:p>
          </table:table-cell>
          <table:table-cell table:style-name="ce22" office:value-type="string">
            <text:p>I drink alcohol every 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2" office:value-type="string" table:number-columns-spanned="2" table:number-rows-spanned="1">
            <text:p>it is not good. it is bad. please don't do it. please stop i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2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2" office:value-type="string">
            <text:p>it is good. you are doing well. please do it. please continue it. / please do it again.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6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2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2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2" office:value-type="string" table:number-columns-spanned="2" table:number-rows-spanned="1">
            <text:p>hedh'dah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2" office:value-type="string">
            <text:p>ism'ka / ushkur'ka</text:p>
          </table:table-cell>
          <table:table-cell table:style-name="ce22" office:value-type="string">
            <text:p>what is your name? thank you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7">
            <text:p>0704 <text:s/>1028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2" office:value-type="string">
            <text:p>ism / shumaa[name / chiyst / muta'shakkiram</text:p>
          </table:table-cell>
          <table: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2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2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2" office:value-type="string">
            <text:p>ここには、ロープが張られていない。落ちます。危険です。</text:p>
          </table:covered-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2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2" office:value-type="string" table:number-columns-spanned="2" table:number-rows-spanned="1">
            <text:p>his mouth got swollen. he hit his mouth on the iron bar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19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2" office:value-type="string" table:number-columns-spanned="2" table:number-rows-spanned="1">
            <text:p>it really happened? / he fell down on the floor. it is slippe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2" office:value-type="string">
            <text:p>njak njen cha.k'loo</text:p>
          </table:table-cell>
          <table:table-cell table:style-name="ce22" office:value-type="string">
            <text:p>you are kind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2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2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2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2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2" office:value-type="string" table:number-columns-spanned="2" table:number-rows-spanned="1">
            <text:p>why his nose is bleeding? / because an iron rod fell on his nose 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2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2" office:value-type="string" table:number-columns-spanned="2" table:number-rows-spanned="1">
            <text:p>why his head is bleeding? where did he hit his head, when?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2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2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2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2"/>
          <table:table-cell table:style-name="ce22" office:value-type="string">
            <text:p>it was thursday, the twenty-forth of june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2" office:value-type="string">
            <text:p>na'yama[not come</text:p>
          </table:table-cell>
          <table:table-cell table:style-name="ce22" office:value-type="string">
            <text:p>it did not rain yesterday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2" office:value-type="string" table:number-columns-spanned="2" table:number-rows-spanned="1">
            <text:p>ishtaraytu[bought / ta'kirata[ticket / qit^aari[train / amsen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2" table:number-columns-repeated="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2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2" office:value-type="string" table:number-columns-spanned="2" table:number-rows-spanned="1">
            <text:p>can you hold his arm? please hold his bod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4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5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5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5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2" office:value-type="string" table:number-columns-spanned="2" table:number-rows-spanned="1">
            <text:p>he says he wants to have a rest. / he says he is not feeling well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5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2" office:value-type="string" table:number-columns-spanned="2" table:number-rows-spanned="1">
            <text:p>休みの日。何をしますか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5">
            <text:p>0704 <text:s/>1028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7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7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7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7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7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8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8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2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8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2" office:value-type="string" table:number-columns-spanned="2" table:number-rows-spanned="1">
            <text:p>it takes another 2 hours. / I am sorry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8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8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28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2" office:value-type="string" table:number-columns-spanned="2" table:number-rows-spanned="1">
            <text:p>ここに穴があります。危ないです。板を置き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2" office:value-type="string" table:number-columns-spanned="2" table:number-rows-spanned="1">
            <text:p>病院に行きます。救急車を呼び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2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">
            <text:p>0704 <text:s/>1028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2" office:value-type="string">
            <text:p>a'thaamini</text:p>
          </table:table-cell>
          <table:table-cell table:style-name="ce22" office:value-type="string">
            <text:p>it was monday, the twenty-eighth of jun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2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2" office:value-type="string" table:number-columns-spanned="2" table:number-rows-spanned="1">
            <text:p>今日は、雨が降ります。傘を持っていますか？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4">
            <text:p>1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1T09:28:54.22">
            <text:p>0701</text:p>
          </table:table-cell>
          <table:table-cell table:style-name="ce9" office:value-type="string">
            <text:p>v-35</text:p>
          </table:table-cell>
          <table:table-cell table:style-name="ce18" office:value-type="string">
            <text:p>tôi sẽ đi lên lầu. / tôi đã đến từ tầng dưới. / có cầu thang không? / đi thẳng, và, bạn sẽ tìm thấy nó ơ bên trái của bạn. có thể là ơ bên phải.</text:p>
          </table:table-cell>
          <table:table-cell table:style-name="ce22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모두. (1) 미케도 먼저부터 옹벽에. (2) 크로는 먼저 지상에. "평평 장소" 에 있었다. &lt;2&gt; 미케가 자꾸 울리고 있었기 때문에, 크로를 안아하고 항상의 제자리으로 달려갔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trzydziesty czerwca.</text:p>
          </table:table-cell>
          <table:table-cell table:style-name="ce22" office:value-type="string" table:number-columns-spanned="2" table:number-rows-spanned="1">
            <text:p>it was wednesday, the thirtieth of june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mpozycja melodii, jedna. kompozycja "atom"-a, jedna. (2) "kan" : "kan"-y na drugim i trzecim dziurze. te przychodzili nieźle. ciała fluta, całe to, wibrowało. &lt;2&gt; co do ust, mięśni której był bardziej stabilne podczas dmuchani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1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ربعاء، الثلاثين من حزيران.</text:p>
          </table:table-cell>
          <table:table-cell table:style-name="ce22" office:value-type="string" table:number-columns-spanned="2" table:number-rows-spanned="1">
            <text:p>a'thalaathiyna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سی ام ماه ژوئن</text:p>
          </table:table-cell>
          <table:table-cell table:style-name="ce22" office:value-type="string" table:number-columns-spanned="2" table:number-rows-spanned="1">
            <text:p>siy oom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0">
            <text:p>16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3T11:50:52.98">
            <text:p>0703</text:p>
          </table:table-cell>
          <table:table-cell table:style-name="ce9" office:value-type="string">
            <text:p>v1-62</text:p>
          </table:table-cell>
          <table:table-cell table:style-name="ce18" office:value-type="string">
            <text:p>đổ[pour bê tông <text:s/>xung[around~1 quanh thang máy.</text:p>
          </table:table-cell>
          <table:table-cell table:style-name="ce22" office:value-type="string" table:number-columns-spanned="2" table:number-rows-spanned="1">
            <text:p>エレベーターの周りに、コンクリートを入れ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2">
            <text:p>2</text:p>
          </table:table-cell>
          <table:table-cell table:style-name="ce6"/>
          <table:table-cell table:style-name="ce9" office:value-type="string">
            <text:p>v2-26</text:p>
          </table:table-cell>
          <table:table-cell table:style-name="ce18" office:value-type="string">
            <text:p>hôm nay trời không có mây. / nó rất nóng. / say nắng. / tôi uống nước nhiều.</text:p>
          </table:table-cell>
          <table:table-cell table:style-name="ce22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3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두 마리. / (2) 비가 좀 내리고 있었다. &lt;2&gt; 우산을 쓰지 않아고 어떻게[なんとか~1 든 된다. 그런 정도. &lt;3&gt; 때때로, 뿔뿔이[バラバラ 처럼 빗방울[雨滴들의 덩어리[塊가 내려온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3">
            <text:p>0704 <text:s/>1028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3">
            <text:p>163</text:p>
          </table:table-cell>
          <table:table-cell table:style-name="ce3" table:formula="of:=[.B16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모두 옹벽에 나왔다. &lt;2&gt; 페이스트. 우산을 그들의 위에 둔다. &lt;3&gt; 이 때, 내가 우산을 옹벽 아래에서 열면, 미케는 울타리 속으로 도망쳐 버렸다. &lt;4&gt; 미케에게는 울타리를 통해 고체를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 table:number-columns-spanned="2" table:number-rows-spanned="1">
            <text:p>był piątek, drugi lipca</text:p>
          </table:table-cell>
          <table:covered-table-cell table:style-name="ce22"/>
          <table:table-cell table:style-name="ce22" office:value-type="string">
            <text:p>it was the second of july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(1) shino : poszedłem do pracy wczoraj. wrócałem do domu około szóstej dziesiątej, wieczorem. / (2) zaczyłem sesję około szóstej trzydzieści. &lt;2&gt; kompozycję, nie zrobiłem. &lt;3&gt; dźwięki "kan"-u. znowu, trochę, bardziej stabilny, móy ust. podczas dmuchania, mięśni ust pozostali zaciśnięte przed dłuższym czasu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1) pierwszym razem, kiedy cię spotkałem , wtedy, mieliśmy nie internetu, jak wiesz. &lt;2&gt; nie małem swojego osobistego[personal "komputera osobistego" / (2) jeśli chcę zajrzeć[look-into do pewnego polskiego słowa, musiałem przerzucić[flip strony słownika.</text:p>
          </table:table-cell>
          <table:table-cell table:style-name="ce22" office:value-type="string" table:number-columns-spanned="2" table:number-rows-spanned="1">
            <text:p>first time I met you. we did not have internet back then.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7">
            <text:p>167</text:p>
          </table:table-cell>
          <table:table-cell table:style-name="ce3"/>
          <table:table-cell table:style-name="ce6" office:value-type="date" office:date-value="2021-07-04T09:24:17.510001">
            <text:p>0704</text:p>
          </table:table-cell>
          <table:table-cell table:style-name="ce9" office:value-type="string">
            <text:p>v-63</text:p>
          </table:table-cell>
          <table:table-cell table:style-name="ce18" office:value-type="string">
            <text:p>bây[now~1 giờ, ở đây, xin vui lòng, đập vào tường. / công[this-work~2 việc này khiến[make tôi mệt[tired~1 mỏi. / (2) cám ơn sự[history làm việc chăm[hard-work~1 chỉ của bạn</text:p>
          </table:table-cell>
          <table:table-cell table:style-name="ce22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68">
            <text:p>168</text:p>
          </table:table-cell>
          <table:table-cell table:style-name="ce3"/>
          <table:table-cell table:style-name="ce6"/>
          <table:table-cell table:style-name="ce9" office:value-type="string">
            <text:p>kh-1</text:p>
          </table:table-cell>
          <table:table-cell table:style-name="ce19" office:value-type="string">
            <text:p>សួស្តី។</text:p>
          </table:table-cell>
          <table:table-cell table:style-name="ce22" office:value-type="string">
            <text:p>soos'dai</text:p>
          </table:table-cell>
          <table:table-cell table:style-name="ce22" office:value-type="string">
            <text:p>hello.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69">
            <text:p>169</text:p>
          </table:table-cell>
          <table:table-cell table:style-name="ce3"/>
          <table:table-cell table:style-name="ce6"/>
          <table:table-cell table:style-name="ce9" office:value-type="string">
            <text:p>kh-2</text:p>
          </table:table-cell>
          <table:table-cell table:style-name="ce19" office:value-type="string">
            <text:p>សូម.អរគុណ។</text:p>
          </table:table-cell>
          <table:table-cell table:style-name="ce22" office:value-type="string">
            <text:p>soum au'kon</text:p>
          </table:table-cell>
          <table:table-cell table:style-name="ce22" office:value-type="string">
            <text:p>thank 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0">
            <text:p>170</text:p>
          </table:table-cell>
          <table:table-cell table:style-name="ce3"/>
          <table:table-cell table:style-name="ce6"/>
          <table:table-cell table:style-name="ce9" office:value-type="string">
            <text:p>kh-3</text:p>
          </table:table-cell>
          <table:table-cell table:style-name="ce19" office:value-type="string">
            <text:p>សូម។</text:p>
          </table:table-cell>
          <table:table-cell table:style-name="ce22" office:value-type="string">
            <text:p>soum</text:p>
          </table:table-cell>
          <table:table-cell table:style-name="ce22" office:value-type="string">
            <text:p>please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1">
            <text:p>171</text:p>
          </table:table-cell>
          <table:table-cell table:style-name="ce3"/>
          <table:table-cell table:style-name="ce6"/>
          <table:table-cell table:style-name="ce9" office:value-type="string">
            <text:p>kh-4</text:p>
          </table:table-cell>
          <table:table-cell table:style-name="ce21" office:value-type="string">
            <text:p>អ្នក.មានចិត្ត.ល្អ.។ </text:p>
          </table:table-cell>
          <table:table-cell table:style-name="ce22" office:value-type="string">
            <text:p>nja_k / mjen-cha_t / k'loo</text:p>
          </table:table-cell>
          <table:table-cell table:style-name="ce22" office:value-type="string">
            <text:p>you are kind → <text:s/>/ you / have a mind / good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4">
            <text:p>0704 <text:s/>1028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72">
            <text:p>172</text:p>
          </table:table-cell>
          <table:table-cell table:style-name="ce3"/>
          <table:table-cell table:style-name="ce6"/>
          <table:table-cell table:style-name="ce9" office:value-type="string">
            <text:p>kh-5</text:p>
          </table:table-cell>
          <table:table-cell table:style-name="ce21" office:value-type="string">
            <text:p>អ្នក។</text:p>
          </table:table-cell>
          <table:table-cell table:style-name="ce22" office:value-type="string">
            <text:p>nja_k</text:p>
          </table:table-cell>
          <table:table-cell table:style-name="ce22" office:value-type="string">
            <text:p>you</text:p>
          </table:table-cell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1.3">
            <text:p>0704 <text:s/>1028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3">
            <text:p>173</text:p>
          </table:table-cell>
          <table:table-cell table:style-name="ce3"/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크로만. / 수영장 서 쪽으로도 갔지만, 미케는 없어. / 크로에게 페이스트 한 봉지 모두 주었다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1.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4">
            <text:p>174</text:p>
          </table:table-cell>
          <table:table-cell table:style-name="ce3"/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trzeci lipca.</text:p>
          </table:table-cell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1.3">
            <text:p>0704 <text:s/>1028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75">
            <text:p>175</text:p>
          </table:table-cell>
          <table:table-cell table:style-name="ce3"/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prosto, ćwiczenie. żadna kompozycja. / (2) "kan". aż do szóstego dziury. &lt;2&gt; kształt warg. warga dolna, kształt której, to raczej bardziej płaska[flat niż wcześniej myślałem. &lt;3&gt; co do wargi górnej, kształt której zmienia się w zależności[depend od dziury, w którą dmuchasz. &lt;4&gt; także, zauważyłem, że kiedy dmucham na dziurę, ciśnienie[pressure powietza w dziurze wzrasta[increase. &lt;5&gt; możliwe, że <text:s/>jak dotąd, kiedy wydmucham dźwięków "kan"-u, dźwięki rozpadają[fall-apart się, tzn., rozpryskują[spatter. &lt;6&gt; zjawisko[phenomena to, moż być spowodowane[caused zmiennym kształtem warga górna, którym spowodowanym ciśnieniem powietrza.</text:p>
          </table:table-cell>
          <table:covered-table-cell table:number-columns-repeated="2"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1.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6">
            <text:p>17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1.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7">
            <text:p>17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1.3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8">
            <text:p>17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6">
            <text:p>0704 <text:s/>1028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79">
            <text:p>17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Default"/>
          <table:table-cell table:style-name="ce24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04T10:28:22.36">
            <text:p>0704 <text:s/>1028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04T10:28:22.36">
            <text:p>0704 <text:s/>102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04T10:28:22.36">
            <text:p>0704 <text:s/>1028</text:p>
          </table:table-cell>
          <table:table-cell table:style-name="ce7" table:formula="of:=NOW()" office:value-type="date" office:date-value="2021-07-04T10:28:22.36">
            <text:p>0704 <text:s/>10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04T10:28:22.36">
            <text:p>0704 <text:s/>1028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16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4">2021/07/04</text:date>, <text:time>10:2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04T10:28:21.53</dc:date>
    <dc:creator>iwabuchi ken</dc:creator>
    <meta:editing-duration>P4DT6H54M57S</meta:editing-duration>
    <meta:editing-cycles>618</meta:editing-cycles>
    <meta:generator>OpenOffice/4.1.3$Win32 OpenOffice.org_project/413m1$Build-9783</meta:generator>
    <meta:document-statistic meta:table-count="2" meta:cell-count="1488" meta:object-count="0"/>
  </office:meta>
</office:document-meta>
</file>